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fo:font-weight="bold" officeooo:paragraph-rsid="000c4d51" style:font-weight-asian="bold" style:font-weight-complex="bold"/>
    </style:style>
    <style:style style:name="P7" style:family="paragraph" style:parent-style-name="Text_20_body">
      <style:text-properties officeooo:rsid="0020c7a7" officeooo:paragraph-rsid="000e757a"/>
    </style:style>
    <style:style style:name="P8" style:family="paragraph" style:parent-style-name="Standard">
      <style:paragraph-properties fo:text-align="justify" style:justify-single-word="false"/>
      <style:text-properties officeooo:paragraph-rsid="000c4d51"/>
    </style:style>
    <style:style style:name="P9" style:family="paragraph" style:parent-style-name="Text_20_body">
      <style:text-properties officeooo:rsid="000e757a" officeooo:paragraph-rsid="000e757a"/>
    </style:style>
    <style:style style:name="P10" style:family="paragraph" style:parent-style-name="Text_20_body">
      <style:text-properties officeooo:rsid="000f2476" officeooo:paragraph-rsid="000c4d51"/>
    </style:style>
    <style:style style:name="P11" style:family="paragraph" style:parent-style-name="Text_20_body">
      <style:text-properties officeooo:rsid="000f2476" officeooo:paragraph-rsid="000fe01b"/>
    </style:style>
    <style:style style:name="P12" style:family="paragraph" style:parent-style-name="Text_20_body">
      <style:text-properties officeooo:rsid="000e872d" officeooo:paragraph-rsid="000c4d51"/>
    </style:style>
    <style:style style:name="P13" style:family="paragraph" style:parent-style-name="Text_20_body">
      <style:text-properties officeooo:rsid="000fe01b" officeooo:paragraph-rsid="000fe01b"/>
    </style:style>
    <style:style style:name="P14" style:family="paragraph" style:parent-style-name="Text_20_body">
      <style:text-properties officeooo:rsid="0010af9c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5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">Nome scenario:</text:p>
          </table:table-cell>
          <table:table-cell table:style-name="Tabella9.B1" office:value-type="string">
            <text:p text:style-name="P7"><text:span text:style-name="T6">Visualizza categoria </text:span><text:span text:style-name="T8">Utente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6">Istanza degli attori partecipanti</text:p>
          </table:table-cell>
          <table:table-cell table:style-name="Tabella9.B2" office:value-type="string">
            <text:p text:style-name="P9">Giulio, 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</text:span><text:span text:style-name="T7">a quale categoria appartiene Antoni</text:span><text:span text:style-name="T8">a</text:span><text:span text:style-name="T7"> Somma, </text:span><text:span text:style-name="T9">in seguito ad un erronea collocazione </text:span></text:p>
            <text:p text:style-name="P10"/>
            <text:p text:style-name="P3">2 <text:span text:style-name="T2">Seleziona <text:s/>la </text:span><text:span text:style-name="T7">seconda</text:span><text:span text:style-name="T2"> linguetta </text:span><text:span text:style-name="T7">da sinistra </text:span><text:span text:style-name="T2">'</text:span><text:span text:style-name="T7">Categoria Utente</text:span><text:span text:style-name="T2">' in alto</text:span></text:p>
            <text:p text:style-name="P12"/>
            <text:p text:style-name="P3">3 <text:span text:style-name="T2">@silo mostra l'interfaccia richiesta </text:span><text:span text:style-name="T3">da Giulio</text:span></text:p>
            <text:p text:style-name="P10"/>
            <text:p text:style-name="P3">4 <text:span text:style-name="T2">Giulio scrive il nome “</text:span><text:span text:style-name="T7">Antoni</text:span><text:span text:style-name="T8">a</text:span><text:span text:style-name="T7"> Somma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12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3"/>
            <text:p text:style-name="P4"><text:span text:style-name="T4">8 Visualizza la scritta '</text:span><text:span text:style-name="T7">STUDEN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4"/>
            <text:p text:style-name="P4"><text:span text:style-name="T4">9 Giulio esce dalla propria aria 'Amministratore'</text:span><text:span text:style-name="T3"> </text:span>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5</meta:editing-cycles>
    <meta:generator>LibreOffice/3.6$Windows_x86 LibreOffice_project/da8c1e6-fd468f4-454e206-f42a4a9-143cfd</meta:generator>
    <dc:date>2012-10-16T21:09:54.54</dc:date>
    <meta:document-statistic meta:table-count="1" meta:image-count="0" meta:object-count="0" meta:page-count="1" meta:paragraph-count="14" meta:word-count="122" meta:character-count="833" meta:non-whitespace-character-count="718"/>
  </office:meta>
</office:document-meta>
</file>